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Helvetica Neue" svg:font-family="'Helvetica Neue', Helvetica, Arial, sans-serif"/>
    <style:font-face style:name="Times New Roman1" svg:font-family="'Times New Roman'"/>
    <style:font-face style:name="arial" svg:font-family="arial, sans-serif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429cm" style:rel-column-width="93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6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text-properties style:font-name="Times New Roman" fo:font-size="14pt" fo:font-weight="bold" officeooo:rsid="0045908b" officeooo:paragraph-rsid="0045908b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style:font-name="Times New Roman" fo:font-size="14pt" fo:font-weight="normal" officeooo:rsid="0045908b" officeooo:paragraph-rsid="0045908b" style:font-size-asian="14pt" style:font-weight-asian="normal" style:font-size-complex="14pt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officeooo:paragraph-rsid="0041714e"/>
    </style:style>
    <style:style style:name="P11" style:family="paragraph" style:parent-style-name="Preformatted_20_Text">
      <style:text-properties fo:color="#000000" style:font-name="DejaVu Sans Mono" fo:font-size="11pt" officeooo:paragraph-rsid="00500595" style:font-size-asian="11pt" style:font-size-complex="11pt"/>
    </style:style>
    <style:style style:name="P1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57ca95" style:font-size-asian="13pt" style:font-weight-asian="normal" style:font-size-complex="13pt" style:font-weight-complex="normal"/>
    </style:style>
    <style:style style:name="P13" style:family="paragraph" style:parent-style-name="Text_20_body">
      <style:text-properties style:font-name="Times New Roman" fo:font-size="14pt" officeooo:rsid="00591a10" officeooo:paragraph-rsid="00591a10" style:font-size-asian="14pt" style:font-size-complex="14pt"/>
    </style:style>
    <style:style style:name="P14" style:family="paragraph" style:parent-style-name="Text_20_body">
      <style:text-properties style:font-name="Times New Roman" fo:font-size="14pt" officeooo:rsid="005ae6e8" officeooo:paragraph-rsid="005ae6e8" style:font-size-asian="14pt" style:font-size-complex="14pt"/>
    </style:style>
    <style:style style:name="P15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16" style:family="paragraph" style:parent-style-name="Preformatted_20_Text">
      <style:text-properties style:font-name="Times New Roman" fo:font-size="16pt" fo:font-weight="bold" officeooo:paragraph-rsid="0046c809"/>
    </style:style>
    <style:style style:name="P17" style:family="paragraph" style:parent-style-name="Preformatted_20_Text">
      <style:text-properties officeooo:paragraph-rsid="0045908b"/>
    </style:style>
    <style:style style:name="P18" style:family="paragraph" style:parent-style-name="Preformatted_20_Text">
      <style:text-properties fo:color="#000000" style:font-name="DejaVu Sans Mono" officeooo:paragraph-rsid="00500595"/>
    </style:style>
    <style:style style:name="P19" style:family="paragraph" style:parent-style-name="Preformatted_20_Text">
      <style:text-properties fo:color="#000000" style:font-name="DejaVu Sans Mono" fo:font-size="14pt" style:font-size-asian="14pt" style:font-size-complex="14pt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DejaVu Sans Mono" fo:font-size="10pt" style:font-size-asian="10pt" style:font-size-complex="10pt"/>
    </style:style>
    <style:style style:name="P21" style:family="paragraph" style:parent-style-name="Preformatted_20_Text">
      <style:paragraph-properties fo:text-align="center" style:justify-single-word="false"/>
      <style:text-properties fo:color="#000000" style:font-name="DejaVu Sans Mono" fo:font-size="10pt" officeooo:paragraph-rsid="005ae6e8" style:font-size-asian="10pt" style:font-size-complex="10pt"/>
    </style:style>
    <style:style style:name="P22" style:family="paragraph" style:parent-style-name="Preformatted_20_Text">
      <style:paragraph-properties fo:text-align="center" style:justify-single-word="false"/>
      <style:text-properties fo:color="#000000" style:font-name="DejaVu Sans Mono"/>
    </style:style>
    <style:style style:name="P23" style:family="paragraph" style:parent-style-name="Preformatted_20_Text">
      <style:text-properties fo:color="#000000" style:font-name="DejaVu Sans Mono1" fo:font-size="10pt" style:font-size-asian="10pt" style:font-size-complex="10pt"/>
    </style:style>
    <style:style style:name="P24" style:family="paragraph" style:parent-style-name="Preformatted_20_Text">
      <style:text-properties fo:color="#000000" style:font-name="Times New Roman" fo:font-size="14pt" officeooo:rsid="00591a10" officeooo:paragraph-rsid="00591a10" style:font-size-asian="14pt" style:font-size-complex="14pt"/>
    </style:style>
    <style:style style:name="P2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</style:style>
    <style:style style:name="P2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27" style:family="paragraph" style:parent-style-name="Preformatted_20_Text">
      <style:paragraph-properties fo:margin-top="0cm" fo:margin-bottom="0.499cm" style:contextual-spacing="false" fo:text-align="center" style:justify-single-word="false" fo:background-color="#ffffff">
        <style:background-image/>
      </style:paragraph-properties>
      <style:text-properties style:font-name="DejaVu Sans Mono" fo:font-size="10pt" officeooo:paragraph-rsid="005ae6e8" style:font-size-asian="10pt" style:font-size-complex="10pt"/>
    </style:style>
    <style:style style:name="P28" style:family="paragraph" style:parent-style-name="Preformatted_20_Text">
      <style:paragraph-properties fo:margin-top="0cm" fo:margin-bottom="0.499cm" style:contextual-spacing="false" fo:text-align="center" style:justify-single-word="false" fo:background-color="#ffffff">
        <style:background-image/>
      </style:paragraph-properties>
      <style:text-properties style:font-name="DejaVu Sans Mono"/>
    </style:style>
    <style:style style:name="P2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style:font-name="DejaVu Sans Mono1" fo:font-size="10pt" style:font-size-asian="10pt" style:font-size-complex="10pt"/>
    </style:style>
    <style:style style:name="P30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style:font-name="DejaVu Sans Mono1" fo:font-size="10pt" officeooo:paragraph-rsid="00591a10" style:font-size-asian="10pt" style:font-size-complex="10pt"/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officeooo:paragraph-rsid="00591a10"/>
    </style:style>
    <style:style style:name="P34" style:family="paragraph" style:parent-style-name="Preformatted_20_Text">
      <style:paragraph-properties fo:text-align="center" style:justify-single-word="false" fo:background-color="#ffffff">
        <style:background-image/>
      </style:paragraph-properties>
      <style:text-properties fo:color="#000000" style:font-name="DejaVu Sans Mono"/>
    </style:style>
    <style:style style:name="P35" style:family="paragraph" style:parent-style-name="Preformatted_20_Text">
      <style:paragraph-properties fo:text-align="center" style:justify-single-word="false" fo:background-color="#ffffff">
        <style:background-image/>
      </style:paragraph-properties>
      <style:text-properties fo:color="#000000" style:font-name="DejaVu Sans Mono" officeooo:paragraph-rsid="005ae6e8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1" fo:font-size="10pt" style:font-size-asian="10pt" style:font-size-complex="10pt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1" fo:font-size="10pt" officeooo:paragraph-rsid="00591a10" style:font-size-asian="10pt" style:font-size-complex="10pt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000000" style:font-name="Times New Roman" fo:font-size="14pt" officeooo:rsid="00591a10" officeooo:paragraph-rsid="00591a10" style:font-size-asian="14pt" style:font-size-complex="14pt"/>
    </style:style>
    <style:style style:name="P39" style:family="paragraph" style:parent-style-name="Table_20_Contents">
      <style:text-properties style:font-name="Times New Roman" fo:font-size="14pt" style:font-size-asian="14pt" style:font-size-complex="14pt"/>
    </style:style>
    <style:style style:name="P40" style:family="paragraph" style:parent-style-name="Table_20_Contents">
      <style:text-properties style:font-name="DejaVu Sans Mono1" fo:font-size="10pt" style:font-size-asian="10pt" style:font-size-complex="10pt"/>
    </style:style>
    <style:style style:name="P41" style:family="paragraph" style:parent-style-name="Heading_20_2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P42" style:family="paragraph" style:parent-style-name="Heading_20_2" style:list-style-name=""/>
    <style:style style:name="P43" style:family="paragraph" style:parent-style-name="Heading_20_2">
      <style:text-properties fo:color="#000000" style:font-name="Times New Roman" fo:font-size="16pt" officeooo:rsid="0057ca95" officeooo:paragraph-rsid="0057ca95" style:font-size-asian="16pt" style:font-size-complex="16pt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2">
      <style:paragraph-properties fo:break-before="page"/>
      <style:text-properties fo:font-variant="normal" fo:text-transform="none" fo:color="#000000" style:font-name="Times New Roman" fo:font-size="14pt" fo:letter-spacing="normal" fo:font-style="normal" fo:font-weight="normal" officeooo:rsid="00591a10" officeooo:paragraph-rsid="00591a10" style:font-size-asian="14pt" style:font-weight-asian="normal" style:font-size-complex="14pt" style:font-weight-complex="normal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41714e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style:text-blinking="false" fo:background-color="transparent" loext:char-shading-value="0" style:font-size-asian="14pt" style:font-style-asian="italic" style:font-size-complex="14pt" style:font-style-complex="italic"/>
    </style:style>
    <style:style style:name="T4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fo:background-color="transparent" loext:char-shading-value="0" style:font-size-asian="14pt" style:font-size-complex="14pt"/>
    </style:style>
    <style:style style:name="T6" style:family="text">
      <style:text-properties officeooo:rsid="00246c02"/>
    </style:style>
    <style:style style:name="T7" style:family="text">
      <style:text-properties style:font-name="Times New Roman" fo:font-size="14pt" officeooo:rsid="00025b99" style:font-size-asian="14pt" style:font-size-complex="14pt"/>
    </style:style>
    <style:style style:name="T8" style:family="text">
      <style:text-properties style:font-name="Times New Roman" fo:font-size="14pt" fo:language="be" fo:country="BY" fo:font-style="italic" officeooo:rsid="0045908b" style:font-size-asian="14pt" style:font-style-asian="italic" style:font-size-complex="14pt" style:font-style-complex="italic"/>
    </style:style>
    <style:style style:name="T9" style:family="text">
      <style:text-properties style:font-name="Times New Roman" fo:font-size="14pt" fo:language="be" fo:country="BY" fo:font-style="italic" officeooo:rsid="0057ca95" style:font-size-asian="14pt" style:font-style-asian="italic" style:font-size-complex="14pt" style:font-style-complex="italic"/>
    </style:style>
    <style:style style:name="T10" style:family="text">
      <style:text-properties style:font-name="Times New Roman" fo:font-size="16pt" fo:language="be" fo:country="BY" fo:font-weight="normal" officeooo:rsid="0041d4cd" style:font-size-asian="16pt" style:font-weight-asian="normal" style:font-size-complex="16pt" style:font-weight-complex="normal"/>
    </style:style>
    <style:style style:name="T11" style:family="text">
      <style:text-properties officeooo:rsid="0046c809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DejaVu Sans Mono" fo:font-weight="bold"/>
    </style:style>
    <style:style style:name="T14" style:family="text">
      <style:text-properties style:font-name="DejaVu Sans Mono"/>
    </style:style>
    <style:style style:name="T15" style:family="text">
      <style:text-properties style:font-name="DejaVu Sans Mono" fo:font-style="italic"/>
    </style:style>
    <style:style style:name="T16" style:family="text">
      <style:text-properties style:font-name="DejaVu Sans Mono" fo:background-color="#ffe4ff" loext:char-shading-value="0"/>
    </style:style>
    <style:style style:name="T17" style:family="text">
      <style:text-properties style:font-name="DejaVu Sans Mono" fo:background-color="#e4e4ff" loext:char-shading-value="0"/>
    </style:style>
    <style:style style:name="T18" style:family="text">
      <style:text-properties fo:color="#660e7a" style:font-name="DejaVu Sans Mono" fo:font-weight="bold"/>
    </style:style>
    <style:style style:name="T19" style:family="text">
      <style:text-properties fo:color="#0000ff" style:font-name="DejaVu Sans Mono"/>
    </style:style>
    <style:style style:name="T20" style:family="text">
      <style:text-properties officeooo:rsid="005213f2"/>
    </style:style>
    <style:style style:name="T21" style:family="text">
      <style:text-properties officeooo:rsid="00536daa"/>
    </style:style>
    <style:style style:name="T22" style:family="text">
      <style:text-properties fo:color="#000000"/>
    </style:style>
    <style:style style:name="T23" style:family="text">
      <style:text-properties fo:color="#000000" style:font-name="DejaVu Sans Mono"/>
    </style:style>
    <style:style style:name="T24" style:family="text">
      <style:text-properties officeooo:rsid="0057ca95"/>
    </style:style>
    <style:style style:name="T25" style:family="text">
      <style:text-properties style:font-name="Times New Roman" fo:font-size="14pt" fo:language="be" fo:country="BY" fo:font-style="italic" fo:font-weight="normal" officeooo:rsid="0057ca95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Times New Roman" fo:font-size="14pt" fo:letter-spacing="normal" fo:font-style="italic" fo:font-weight="normal" fo:background-color="transparent" loext:char-shading-value="0" style:font-size-asian="14pt" style:font-size-complex="14pt"/>
    </style:style>
    <style:style style:name="T27" style:family="text">
      <style:text-properties officeooo:rsid="0045908b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<text:span text:style-name="T21">2</text:span></text:p>
      <text:p text:style-name="P1">по курсу «<text:span text:style-name="T6">Методы решения задач в интеллектуальных системах</text:span>»</text:p>
      <text:p text:style-name="P10"><text:span text:style-name="T7">на тему: «</text:span><text:span text:style-name="T2">предсказание методами. числовых последовательностей нейросетевыми методами</text:span><text:span text:style-name="T7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5">группы 421702:</text:p>
          </table:table-cell>
          <table:table-cell table:style-name="Таблица1.A1" office:value-type="string">
            <text:p text:style-name="P6">Бруцкий Д.С.</text:p>
            <text:p text:style-name="P7"/>
          </table:table-cell>
        </table:table-row>
        <table:table-row>
          <table:table-cell table:style-name="Таблица1.A1" office:value-type="string">
            <text:p text:style-name="P5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h text:style-name="P41" text:outline-level="2"><text:soft-page-break/>Цель</text:h>
      <text:p text:style-name="P17"><text:span text:style-name="T10"><text:tab/></text:span><text:span text:style-name="T25">О</text:span><text:span text:style-name="T3">знакомиться, проанализировать и получить навыки реализации модели релаксационной нейронной сети для задачи распознавания образов.</text:span></text:p>
      <text:p text:style-name="Text_20_body"><text:span text:style-name="T8"><text:tab/>Реализовать модель нейронной сети </text:span><text:span text:style-name="T9">Хемминга.</text:span></text:p>
      <text:p text:style-name="P8"/>
      <text:h text:style-name="Heading_20_2" text:outline-level="2">Используемые обозначения</text:h>
      <text:p text:style-name="P9"><text:tab/><text:span text:style-name="T24">n</text:span> — <text:span text:style-name="T24">размер запоминаемого образа</text:span></text:p>
      <text:p text:style-name="P9"><text:tab/><text:span text:style-name="T24">m</text:span>— <text:span text:style-name="T24">количество запоминаемых образов</text:span></text:p>
      <text:p text:style-name="P9"><text:tab/><text:span text:style-name="T11">sequence — числовая последовательность</text:span></text:p>
      <text:p text:style-name="P9"><text:tab/><text:span text:style-name="T20">step — коэффициент обучения</text:span></text:p>
      <text:p text:style-name="P9"><text:tab/><text:span text:style-name="T20">iterations — количество итераций обучения</text:span></text:p>
      <text:p text:style-name="P9"/>
      <text:h text:style-name="Heading_20_2" text:outline-level="2">Описание модели</text:h>
      <text:p text:style-name="P16"><text:span text:style-name="T27"><text:tab/></text:span><text:span text:style-name="T4">Сеть состоит из двух слоев. Первый и второй слои имеют по m нейронов, где m – число образцов. Нейроны первого слоя имеют по n синапсов, соединенных со входами сети (образующими фиктивный нулевой слой). Нейроны второго слоя связаны между собой ингибиторными (отрицательными обратными) синаптическими связями. Единственный синапс с положительной обратной связью для каждого нейрона соединен с его же аксоном.</text:span></text:p>
      <text:h text:style-name="P42" text:outline-level="2"/>
      <text:h text:style-name="P44" text:outline-level="2"><text:bookmark-start text:name="__DdeLink__1034_1986582717"/>Реализация</text:h>
      <text:p text:style-name="P12">Модель реализована на языке программирование java. Для проведения операций с матрицами используется библиотека jama.</text:p>
      <text:h text:style-name="P43" text:outline-level="2"><text:bookmark-end text:name="__DdeLink__1034_1986582717"/>Алгоритм функционирования сети</text:h>
      <text:p text:style-name="P18"><text:span text:style-name="T12">private </text:span>Matrix startWork(Matrix matrix) {</text:p>
      <text:p text:style-name="P31"><text:s text:c="4"/><text:span text:style-name="T14">Matrix oldAxons = matrix.times(</text:span><text:span text:style-name="T18">inputWeights</text:span><text:span text:style-name="T14">);</text:span></text:p>
      <text:p text:style-name="P31"><text:s text:c="4"/><text:span text:style-name="T14">oldAxons.plusEquals(</text:span><text:span text:style-name="T13">new </text:span><text:span text:style-name="T14">Matrix(</text:span><text:span text:style-name="T19">1</text:span><text:span text:style-name="T14">, </text:span><text:span text:style-name="T18">layersSize</text:span><text:span text:style-name="T14">, </text:span><text:span text:style-name="T18">t</text:span><text:span text:style-name="T14">));</text:span></text:p>
      <text:p text:style-name="P31"><text:s text:c="4"/><text:span text:style-name="T14">oldAxons = activationFunction(oldAxons);</text:span></text:p>
      <text:p text:style-name="P31"><text:s text:c="4"/><text:span text:style-name="T13">for </text:span><text:span text:style-name="T14">(Matrix newAxons = </text:span><text:span text:style-name="T13">null</text:span><text:span text:style-name="T14">; newAxons == </text:span><text:span text:style-name="T13">null </text:span><text:span text:style-name="T14">|| calcEnergy(newAxons, oldAxons) &gt; </text:span><text:span text:style-name="T19">0.1</text:span><text:span text:style-name="T14">;) {</text:span></text:p>
      <text:p text:style-name="P31"><text:s text:c="8"/><text:span text:style-name="T13">if</text:span><text:span text:style-name="T14">(newAxons != </text:span><text:span text:style-name="T13">null</text:span><text:span text:style-name="T14">) oldAxons = newAxons;</text:span></text:p>
      <text:p text:style-name="P31"><text:s text:c="8"/><text:span text:style-name="T14">newAxons = oldAxons.copy();</text:span></text:p>
      <text:p text:style-name="P31"><text:s text:c="8"/><text:span text:style-name="T14">Matrix correction = newAxons.times(</text:span><text:span text:style-name="T18">workingWeights</text:span><text:span text:style-name="T14">);</text:span></text:p>
      <text:p text:style-name="P31"><text:s text:c="8"/><text:span text:style-name="T14">newAxons = newAxons.plusEquals(correction);</text:span></text:p>
      <text:p text:style-name="P31"><text:s text:c="8"/><text:span text:style-name="T14">newAxons = activationFunction(newAxons);</text:span></text:p>
      <text:p text:style-name="P31"><text:s text:c="4"/><text:span text:style-name="T14">}</text:span></text:p>
      <text:p text:style-name="P31"><text:s text:c="4"/><text:span text:style-name="T13">return </text:span><text:span text:style-name="T14">oldAxons;</text:span></text:p>
      <text:p text:style-name="P26">}</text:p>
      <text:p text:style-name="P26"><text:span text:style-name="T5">Устанавливается максимально допустимое значение нормы разности выходных векторов на двух последовательных итерациях </text:span><text:span text:style-name="Emphasis"><text:span text:style-name="T26">E</text:span></text:span><text:span text:style-name="T5">max, требующееся для оценки стабилизации решения.</text:span></text:p>
      <text:p text:style-name="P26"><text:span text:style-name="T12">private double </text:span>calcEnergy(Matrix newAxons, Matrix oldAxons) {</text:p>
      <text:p text:style-name="P31"><text:s text:c="4"/><text:span text:style-name="T13">double </text:span><text:span text:style-name="T16">rate</text:span><text:span text:style-name="T14"> = </text:span><text:span text:style-name="T19">0</text:span><text:span text:style-name="T14">;</text:span></text:p>
      <text:p text:style-name="P31"><text:s text:c="4"/><text:span text:style-name="T13">for </text:span><text:span text:style-name="T14">(</text:span><text:span text:style-name="T13">int </text:span><text:span text:style-name="T14">i = </text:span><text:span text:style-name="T19">0</text:span><text:span text:style-name="T14">; i &lt; newAxons.getColumnDimension(); i++) {</text:span></text:p>
      <text:p text:style-name="P31"><text:s text:c="8"/><text:span text:style-name="T16">rate</text:span><text:span text:style-name="T14"> += Math.</text:span><text:span text:style-name="T15">pow</text:span><text:span text:style-name="T14">(newAxons.get(</text:span><text:span text:style-name="T19">0</text:span><text:span text:style-name="T14">, i) - oldAxons.get(</text:span><text:span text:style-name="T19">0</text:span><text:span text:style-name="T14">, i), </text:span><text:span text:style-name="T19">2</text:span><text:span text:style-name="T14">);</text:span></text:p>
      <text:p text:style-name="P31"><text:s text:c="4"/><text:span text:style-name="T14">}</text:span></text:p>
      <text:p text:style-name="P31"><text:s text:c="4"/><text:span text:style-name="T13">return </text:span><text:span text:style-name="T14">Math.</text:span><text:span text:style-name="T15">sqrt</text:span><text:span text:style-name="T14">(</text:span><text:span text:style-name="T17">rate</text:span><text:span text:style-name="T14">);</text:span></text:p>
      <text:p text:style-name="P26">}</text:p>
      <text:p text:style-name="P26"/>
      <text:p text:style-name="P26"/>
      <text:p text:style-name="P11"><text:tab/></text:p>
      <text:h text:style-name="P45" text:outline-level="2">В сеть было загружено 7 псевдо изображений размером 6*6</text:h>
      <table:table table:name="Таблица2" table:style-name="Таблица2">
        <table:table-column table:style-name="Таблица2.A" table:number-columns-repeated="7"/>
        <table:table-row>
          <table:table-cell table:style-name="Таблица2.A1" office:value-type="string">
            <text:p text:style-name="P32">,,,#,,</text:p>
            <text:p text:style-name="P32">,,#,#,</text:p>
            <text:p text:style-name="P32">,#,,,#</text:p>
            <text:p text:style-name="P32">,#,,,#</text:p>
            <text:p text:style-name="P32">,#####</text:p>
            <text:p text:style-name="P25"><text:span text:style-name="T23">,#,,,#</text:span></text:p>
          </table:table-cell>
          <table:table-cell table:style-name="Таблица2.A1" office:value-type="string">
            <text:p text:style-name="P32">,,,,,,</text:p>
            <text:p text:style-name="P32">,,,,,,</text:p>
            <text:p text:style-name="P32">,,,,,,</text:p>
            <text:p text:style-name="P32">,,,,,,</text:p>
            <text:p text:style-name="P32">,,,,,,</text:p>
            <text:p text:style-name="P25"><text:span text:style-name="T23">,,,,,,</text:span></text:p>
          </table:table-cell>
          <table:table-cell table:style-name="Таблица2.A1" office:value-type="string">
            <text:p text:style-name="P32">#,,,,#</text:p>
            <text:p text:style-name="P32">##,,,#</text:p>
            <text:p text:style-name="P32">#,#,,#</text:p>
            <text:p text:style-name="P32">#,,#,#</text:p>
            <text:p text:style-name="P32">#,,,##</text:p>
            <text:p text:style-name="P25"><text:span text:style-name="T23">#,,,,#</text:span></text:p>
          </table:table-cell>
          <table:table-cell table:style-name="Таблица2.A1" office:value-type="string">
            <text:p text:style-name="P32">,####,</text:p>
            <text:p text:style-name="P32">,#,,,#</text:p>
            <text:p text:style-name="P32">,#,,,#</text:p>
            <text:p text:style-name="P32">,####,</text:p>
            <text:p text:style-name="P32">,#,,,,</text:p>
            <text:p text:style-name="P25"><text:span text:style-name="T23">,#,,,,</text:span></text:p>
          </table:table-cell>
          <table:table-cell table:style-name="Таблица2.A1" office:value-type="string">
            <text:p text:style-name="P32"><text:bookmark-start text:name="__DdeLink__1693_924426851"/>,,##,,</text:p>
            <text:p text:style-name="P32">,#,,#,</text:p>
            <text:p text:style-name="P32">,,#,,,</text:p>
            <text:p text:style-name="P32">,,,#,,</text:p>
            <text:p text:style-name="P32">,#,,#,</text:p>
            <text:p text:style-name="P25"><text:span text:style-name="T23">,,##,,</text:span><text:bookmark-end text:name="__DdeLink__1693_924426851"/></text:p>
          </table:table-cell>
          <table:table-cell table:style-name="Таблица2.A1" office:value-type="string">
            <text:p text:style-name="P32">######</text:p>
            <text:p text:style-name="P32">,,,,,,</text:p>
            <text:p text:style-name="P32">######</text:p>
            <text:p text:style-name="P32">,,,,,,</text:p>
            <text:p text:style-name="P32">######</text:p>
            <text:p text:style-name="P25"><text:span text:style-name="T23">,,,,,,</text:span></text:p>
          </table:table-cell>
          <table:table-cell table:style-name="Таблица2.G1" office:value-type="string">
            <text:p text:style-name="P32">######</text:p>
            <text:p text:style-name="P32">,,,,#,</text:p>
            <text:p text:style-name="P32">,,,#,,</text:p>
            <text:p text:style-name="P32">,,#,,,</text:p>
            <text:p text:style-name="P32">,#,,,,</text:p>
            <text:p text:style-name="P25"><text:span text:style-name="T23">######</text:span></text:p>
          </table:table-cell>
        </table:table-row>
      </table:table>
      <text:p text:style-name="P13">Затем на вход сети подавались зашумленные образы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24">Входной образ</text:p>
          </table:table-cell>
          <table:table-cell table:style-name="Таблица3.B1" office:value-type="string">
            <text:p text:style-name="P38">Образ распознанный сетью</text:p>
          </table:table-cell>
        </table:table-row>
        <table:table-row>
          <table:table-cell table:style-name="Таблица3.A2" office:value-type="string">
            <text:p text:style-name="P23">,,,#,,</text:p>
            <text:p text:style-name="P36">,,#,#,</text:p>
            <text:p text:style-name="P36">,#,,,,</text:p>
            <text:p text:style-name="P36">,#,,,#</text:p>
            <text:p text:style-name="P36">,#,,##</text:p>
            <text:p text:style-name="P29"><text:span text:style-name="T22">,#,,,#</text:span></text:p>
          </table:table-cell>
          <table:table-cell table:style-name="Таблица3.B2" office:value-type="string">
            <text:p text:style-name="P37">,,,#,,</text:p>
            <text:p text:style-name="P37">,,#,#,</text:p>
            <text:p text:style-name="P37">,#,,,#</text:p>
            <text:p text:style-name="P37">,#,,,#</text:p>
            <text:p text:style-name="P37">,#####</text:p>
            <text:p text:style-name="P30"><text:span text:style-name="T22">,#,,,#</text:span></text:p>
          </table:table-cell>
        </table:table-row>
        <table:table-row>
          <table:table-cell table:style-name="Таблица3.A2" office:value-type="string">
            <text:p text:style-name="P23">,,,,,,</text:p>
            <text:p text:style-name="P36">,,,,,,</text:p>
            <text:p text:style-name="P36">,,,,,,</text:p>
            <text:p text:style-name="P36">,,##,,</text:p>
            <text:p text:style-name="P36">,,,#,,</text:p>
            <text:p text:style-name="P29"><text:span text:style-name="T22">,,,,,,</text:span></text:p>
          </table:table-cell>
          <table:table-cell table:style-name="Таблица3.B2" office:value-type="string">
            <text:p text:style-name="P33">,,,,,,</text:p>
            <text:p text:style-name="P33">,,,,,,</text:p>
            <text:p text:style-name="P33">,,,,,,</text:p>
            <text:p text:style-name="P33">,,,,,,</text:p>
            <text:p text:style-name="P33">,,,,,,</text:p>
            <text:p text:style-name="P30"><text:span text:style-name="T23">,,,,,,</text:span></text:p>
          </table:table-cell>
        </table:table-row>
        <table:table-row>
          <table:table-cell table:style-name="Таблица3.A2" office:value-type="string">
            <text:p text:style-name="P23">#,,,,#</text:p>
            <text:p text:style-name="P36">##,,,#</text:p>
            <text:p text:style-name="P36">,,#,,#</text:p>
            <text:p text:style-name="P36">,,,#,#</text:p>
            <text:p text:style-name="P36">,,,,##</text:p>
            <text:p text:style-name="P29"><text:span text:style-name="T22">,,,,,#</text:span></text:p>
          </table:table-cell>
          <table:table-cell table:style-name="Таблица3.B2" office:value-type="string">
            <text:p text:style-name="P33">#,,,,#</text:p>
            <text:p text:style-name="P33">##,,,#</text:p>
            <text:p text:style-name="P33">#,#,,#</text:p>
            <text:p text:style-name="P33">#,,#,#</text:p>
            <text:p text:style-name="P33">#,,,##</text:p>
            <text:p text:style-name="P30"><text:span text:style-name="T23">#,,,,#</text:span></text:p>
          </table:table-cell>
        </table:table-row>
        <table:table-row>
          <table:table-cell table:style-name="Таблица3.A2" office:value-type="string">
            <text:p text:style-name="P23">,####,</text:p>
            <text:p text:style-name="P36">,#,,,#</text:p>
            <text:p text:style-name="P36">,#,,,#</text:p>
            <text:p text:style-name="P36">,##,#,</text:p>
            <text:p text:style-name="P36">,#,,,,</text:p>
            <text:p text:style-name="P29"><text:span text:style-name="T22">,#,,,,</text:span></text:p>
          </table:table-cell>
          <table:table-cell table:style-name="Таблица3.B2" office:value-type="string">
            <text:p text:style-name="P33">,####,</text:p>
            <text:p text:style-name="P33">,#,,,#</text:p>
            <text:p text:style-name="P33">,#,,,#</text:p>
            <text:p text:style-name="P33">,####,</text:p>
            <text:p text:style-name="P33">,#,,,,</text:p>
            <text:p text:style-name="P30"><text:span text:style-name="T23">,#,,,,</text:span></text:p>
          </table:table-cell>
        </table:table-row>
        <table:table-row>
          <table:table-cell table:style-name="Таблица3.A2" office:value-type="string">
            <text:p text:style-name="P23">,,##,,</text:p>
            <text:p text:style-name="P36">,#,,#,</text:p>
            <text:p text:style-name="P36">,,,,,,</text:p>
            <text:p text:style-name="P36">,,,,,,</text:p>
            <text:p text:style-name="P36">,#,,#,</text:p>
            <text:p text:style-name="P29"><text:span text:style-name="T22">,,##,,</text:span></text:p>
          </table:table-cell>
          <table:table-cell table:style-name="Таблица3.B2" office:value-type="string">
            <text:p text:style-name="P33">,,##,,</text:p>
            <text:p text:style-name="P33">,#,,#,</text:p>
            <text:p text:style-name="P33">,,#,,,</text:p>
            <text:p text:style-name="P33">,,,#,,</text:p>
            <text:p text:style-name="P33">,#,,#,</text:p>
            <text:p text:style-name="P30"><text:span text:style-name="T23">,,##,,</text:span></text:p>
          </table:table-cell>
        </table:table-row>
      </table:table>
      <text:p text:style-name="P13"/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20">###,##</text:p>
            <text:p text:style-name="P34">##,#,#</text:p>
            <text:p text:style-name="P34">#,###,</text:p>
            <text:p text:style-name="P34">#,###,</text:p>
            <text:p text:style-name="P34">#,,,,,</text:p>
            <text:p text:style-name="P28"><text:span text:style-name="T22">#,###,</text:span></text:p>
          </table:table-cell>
          <table:table-cell table:style-name="Таблица4.B1" office:value-type="string">
            <text:p text:style-name="P20"><text:bookmark-start text:name="__DdeLink__1703_924426851"/>######</text:p>
            <text:p text:style-name="P34">,,,,#,</text:p>
            <text:p text:style-name="P34">,,,#,,</text:p>
            <text:p text:style-name="P34">,,#,,,</text:p>
            <text:p text:style-name="P34">,#,,,,</text:p>
            <text:p text:style-name="P28"><text:span text:style-name="T22">######</text:span><text:bookmark-end text:name="__DdeLink__1703_924426851"/></text:p>
          </table:table-cell>
        </table:table-row>
        <table:table-row>
          <table:table-cell table:style-name="Таблица4.A2" office:value-type="string">
            <text:p text:style-name="P20">######</text:p>
            <text:p text:style-name="P34">######</text:p>
            <text:p text:style-name="P34">######</text:p>
            <text:p text:style-name="P34">######</text:p>
            <text:p text:style-name="P34">######</text:p>
            <text:p text:style-name="P28"><text:span text:style-name="T22">######</text:span></text:p>
          </table:table-cell>
          <table:table-cell table:style-name="Таблица4.B2" office:value-type="string">
            <text:p text:style-name="P20">#,,,,#</text:p>
            <text:p text:style-name="P34">##,,,#</text:p>
            <text:p text:style-name="P34">#,#,,#</text:p>
            <text:p text:style-name="P34">#,,#,#</text:p>
            <text:p text:style-name="P34">#,,,##</text:p>
            <text:p text:style-name="P28"><text:span text:style-name="T22">#,,,,#</text:span></text:p>
          </table:table-cell>
        </table:table-row>
        <table:table-row>
          <table:table-cell table:style-name="Таблица4.A2" office:value-type="string">
            <text:p text:style-name="P20">,####,</text:p>
            <text:p text:style-name="P34">,,###,</text:p>
            <text:p text:style-name="P34">,#,##,</text:p>
            <text:p text:style-name="P34">,##,#,</text:p>
            <text:p text:style-name="P34">,###,,</text:p>
            <text:p text:style-name="P28"><text:span text:style-name="T22">,####,</text:span></text:p>
          </table:table-cell>
          <table:table-cell table:style-name="Таблица4.B2" office:value-type="string">
            <text:p text:style-name="P20">,,,,,,</text:p>
            <text:p text:style-name="P34">,,,,,,</text:p>
            <text:p text:style-name="P34">,,,,,,</text:p>
            <text:p text:style-name="P34">,,,,,,</text:p>
            <text:p text:style-name="P34">,,,,,,</text:p>
            <text:p text:style-name="P28"><text:span text:style-name="T22">,,,,,,</text:span></text:p>
          </table:table-cell>
        </table:table-row>
        <table:table-row>
          <table:table-cell table:style-name="Таблица4.A2" office:value-type="string">
            <text:p text:style-name="P20">#,,,,#</text:p>
            <text:p text:style-name="P34">#,###,</text:p>
            <text:p text:style-name="P34">#,###,</text:p>
            <text:p text:style-name="P34">#,,,,#</text:p>
            <text:p text:style-name="P34">#,####</text:p>
            <text:p text:style-name="P28"><text:span text:style-name="T22">#,####</text:span></text:p>
          </table:table-cell>
          <table:table-cell table:style-name="Таблица4.B2" office:value-type="string">
            <text:p text:style-name="P21">######</text:p>
            <text:p text:style-name="P35">,,,,#,</text:p>
            <text:p text:style-name="P35">,,,#,,</text:p>
            <text:p text:style-name="P35">,,#,,,</text:p>
            <text:p text:style-name="P35">,#,,,,</text:p>
            <text:p text:style-name="P27"><text:span text:style-name="T22">######</text:span></text:p>
          </table:table-cell>
        </table:table-row>
        <table:table-row>
          <table:table-cell table:style-name="Таблица4.A2" office:value-type="string">
            <text:p text:style-name="P22">##,,##</text:p>
            <text:p text:style-name="P34">#,##,#</text:p>
            <text:p text:style-name="P34">##,###</text:p>
            <text:p text:style-name="P34">###,##</text:p>
            <text:p text:style-name="P34">#,##,#</text:p>
            <text:p text:style-name="P28"><text:span text:style-name="T22">##,,##</text:span></text:p>
          </table:table-cell>
          <table:table-cell table:style-name="Таблица4.B2" office:value-type="string">
            <text:p text:style-name="P20">,,,,,,</text:p>
            <text:p text:style-name="P34">,,,,,,</text:p>
            <text:p text:style-name="P34">,,,,,,</text:p>
            <text:p text:style-name="P34">,,,,,,</text:p>
            <text:p text:style-name="P34">,,,,,,</text:p>
            <text:p text:style-name="P28"><text:span text:style-name="T22">,,,,,,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Helvetica Neue" svg:font-family="'Helvetica Neue', Helvetica, Arial, sans-serif"/>
    <style:font-face style:name="Times New Roman1" svg:font-family="'Times New Roman'"/>
    <style:font-face style:name="arial" svg:font-family="arial, sans-serif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6T00:03:55.164898883</dc:date>
    <meta:editing-duration>PT14H19M40S</meta:editing-duration>
    <meta:editing-cycles>51</meta:editing-cycles>
    <meta:document-statistic meta:table-count="4" meta:image-count="0" meta:object-count="0" meta:page-count="5" meta:paragraph-count="216" meta:word-count="449" meta:character-count="3428" meta:non-whitespace-character-count="3087"/>
  </office:meta>
</office:document-meta>
</file>